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438in" fo:margin-left="-0.0167in" fo:margin-right="-0.0021in" table:align="margins"/>
    </style:style>
    <style:style style:name="Table1.A" style:family="table-column">
      <style:table-column-properties style:column-width="2.8021in" style:rel-column-width="26446*"/>
    </style:style>
    <style:style style:name="Table1.B" style:family="table-column">
      <style:table-column-properties style:column-width="4.1417in" style:rel-column-width="390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7569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875in"/>
    </style:style>
    <style:style style:name="Table1.4" style:family="table-row">
      <style:table-row-properties style:min-row-height="1.1563in"/>
    </style:style>
    <style:style style:name="Table1.5" style:family="table-row">
      <style:table-row-properties style:min-row-height="1.625in"/>
    </style:style>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line-height="150%" fo:text-align="center" style:justify-single-word="false" fo:text-indent="0in" style:auto-text-indent="false"/>
      <style:text-properties fo:font-size="16pt" fo:font-weight="bold" style:font-size-asian="16pt" style:font-weight-asian="bold" style:font-size-complex="16pt"/>
    </style:style>
    <style:style style:name="P6" style:family="paragraph" style:parent-style-name="Standard">
      <style:paragraph-properties fo:margin-left="0in" fo:margin-right="0in" fo:line-height="150%" fo:text-align="start" style:justify-single-word="false" fo:text-indent="0in" style:auto-text-indent="false"/>
      <style:text-properties fo:font-size="16pt" fo:font-weight="bold" style:font-size-asian="16pt" style:font-weight-asian="bold" style:font-size-complex="16pt"/>
    </style:style>
    <style:style style:name="P7" style:family="paragraph" style:parent-style-name="Standard">
      <style:paragraph-properties fo:margin-left="0in" fo:margin-right="0in" fo:line-height="150%" fo:text-align="center" style:justify-single-word="false" fo:text-indent="0in" style:auto-text-indent="false"/>
      <style:text-properties fo:font-size="16pt" fo:font-weight="bold" style:font-size-asian="14pt" style:font-weight-asian="bold" style:font-size-complex="16pt" style:font-weight-complex="bold"/>
    </style:style>
    <style:style style:name="P8" style:family="paragraph" style:parent-style-name="Standard">
      <style:paragraph-properties fo:margin-left="0in" fo:margin-right="0in" fo:line-height="150%" fo:text-align="justify" style:justify-single-word="false" fo:text-indent="0in" style:auto-text-indent="false"/>
      <style:text-properties fo:font-size="16pt" fo:font-weight="bold" style:font-size-asian="14pt" style:font-weight-asian="bold" style:font-size-complex="16pt" style:font-weight-complex="bold"/>
    </style:style>
    <style:style style:name="P9" style:family="paragraph" style:parent-style-name="Standard">
      <style:paragraph-properties fo:margin-left="0in" fo:margin-right="0in" fo:line-height="150%" fo:text-align="justify" style:justify-single-word="false" fo:text-indent="0in" style:auto-text-indent="false"/>
      <style:text-properties fo:font-size="12pt" fo:font-weight="bold" style:font-size-asian="10.5pt" style:font-weight-asian="bold" style:font-size-complex="12pt" style:font-weight-complex="bold"/>
    </style:style>
    <style:style style:name="P10" style:family="paragraph" style:parent-style-name="Standard">
      <style:paragraph-properties fo:margin-left="0in" fo:margin-right="0in" fo:line-height="150%" fo:text-align="center" style:justify-single-word="false" fo:text-indent="0in" style:auto-text-indent="false"/>
      <style:text-properties fo:font-size="12pt" fo:font-weight="bold" style:font-size-asian="10.5pt" style:font-weight-asian="bold" style:font-size-complex="12pt" style:font-weight-complex="bold"/>
    </style:style>
    <style:style style:name="P11" style:family="paragraph" style:parent-style-name="Standard">
      <style:paragraph-properties fo:margin-left="0in" fo:margin-right="0in" fo:line-height="150%" fo:text-align="justify"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in" fo:margin-right="0in" fo:line-height="150%" fo:text-align="center" style:justify-single-word="false" fo:text-indent="0.3937in" style:auto-text-indent="false"/>
      <style:text-properties fo:font-size="16pt" fo:font-weight="bold" style:font-size-asian="16pt" style:font-weight-asian="bold" style:font-size-complex="16pt"/>
    </style:style>
    <style:style style:name="P13" style:family="paragraph" style:parent-style-name="Standard">
      <style:paragraph-properties fo:margin-left="0in" fo:margin-right="0in" fo:line-height="150%" fo:text-align="start" style:justify-single-word="false" fo:text-indent="0.3937in" style:auto-text-indent="false"/>
      <style:text-properties fo:font-size="16pt" fo:font-weight="bold" style:font-size-asian="16pt" style:font-weight-asian="bold" style:font-size-complex="16pt"/>
    </style:style>
    <style:style style:name="P14" style:family="paragraph" style:parent-style-name="Table_20_Contents" style:list-style-name="L1">
      <style:paragraph-properties fo:text-align="justify" style:justify-single-word="false"/>
      <style:text-properties fo:font-size="12pt" style:font-size-asian="10.5pt" style:font-size-complex="12pt"/>
    </style:style>
    <style:style style:name="P15" style:family="paragraph" style:parent-style-name="Table_20_Contents" style:list-style-name="L2">
      <style:paragraph-properties fo:text-align="justify" style:justify-single-word="false"/>
      <style:text-properties fo:font-size="12pt" style:font-size-asian="10.5pt" style:font-size-complex="12pt"/>
    </style:style>
    <style:style style:name="P16" style:family="paragraph" style:parent-style-name="Table_20_Contents" style:list-style-name="L3">
      <style:paragraph-properties fo:text-align="justify" style:justify-single-word="false"/>
      <style:text-properties fo:font-size="12pt" style:font-size-asian="10.5pt" style:font-size-complex="12pt"/>
    </style:style>
    <style:style style:name="P17" style:family="paragraph" style:parent-style-name="Table_20_Contents" style:list-style-name="L4">
      <style:paragraph-properties fo:text-align="justify" style:justify-single-word="false"/>
      <style:text-properties fo:font-size="12pt" style:font-size-asian="10.5pt" style:font-size-complex="12pt"/>
    </style:style>
    <style:style style:name="P18" style:family="paragraph" style:parent-style-name="Table_20_Contents">
      <style:paragraph-properties fo:text-align="center" style:justify-single-word="false"/>
      <style:text-properties fo:font-size="12pt" style:font-size-asian="10.5pt" style:font-size-complex="12pt"/>
    </style:style>
    <style:style style:name="P19" style:family="paragraph" style:parent-style-name="Table_20_Contents" style:list-style-name="L4">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a xlink:type="simple" xlink:href="http://egitim.comu.edu.tr/www.comu.edu.tr" office:target-frame-name="_blank" xlink:show="new"><draw:frame draw:style-name="fr1" draw:name="graphics1" text:anchor-type="paragraph" svg:x="3.022in" svg:y="0.0173in" svg:width="0.8811in" svg:height="0.7563in" draw:z-index="0"><draw:image/></draw:frame></draw:a></text:p>
      <text:p text:style-name="Standard"/>
      <text:p text:style-name="Standard"/>
      <text:p text:style-name="Standard"/>
      <text:p text:style-name="P5"/>
      <text:p text:style-name="P5">T.C.</text:p>
      <text:p text:style-name="P12">ÇANAKKALE ONSEKİZ MART ÜNİVERSİTES<text:span text:style-name="T1">İ</text:span></text:p>
      <text:p text:style-name="P12">BİLGİSAYAR MÜHENDİSLİĞİ BÖLÜMÜ</text:p>
      <text:p text:style-name="P12">Nesneye Yönelik Analiz ve Tasarım Dersi</text:p>
      <text:p text:style-name="P12"/>
      <text:p text:style-name="P13"><text:tab/><text:tab/><text:tab/>Proje : Hava Yolu Şirket Sistemi</text:p>
      <text:p text:style-name="P13"><text:tab/><text:tab/><text:tab/>Ödev1 : Vizyon, Actor-Goal, İterasyon Planı</text:p>
      <text:p text:style-name="P6"><text:tab/><text:tab/></text:p>
      <text:p text:style-name="P6"><text:tab/><text:tab/><text:tab/>Proje Grubu</text:p>
      <text:p text:style-name="P6"><text:tab/><text:tab/><text:tab/>090401024 Serhat Rıfat Demircan</text:p>
      <text:p text:style-name="P6"><text:tab/><text:tab/><text:tab/>090401029 Ahmet Can Kepenek</text:p>
      <text:p text:style-name="P6"/>
      <text:p text:style-name="P6"/>
      <text:p text:style-name="P5"/>
      <text:p text:style-name="P5"/>
      <text:p text:style-name="P5">28/02/2012</text:p>
      <text:p text:style-name="P5"/>
      <text:p text:style-name="P5"/>
      <text:p text:style-name="P5"/>
      <text:p text:style-name="P5"><text:soft-page-break/></text:p>
      <text:p text:style-name="P5"/>
      <text:p text:style-name="P5">VİZYON</text:p>
      <text:p text:style-name="P9"><text:tab/>Havayolu şirket sistemi, havayolu şirketine gerekli olan tüm gereksinimleri karşılayacak, başta müşteriler olmak üzere personelinde yararlanacağı bir sistem olmayı amaçlamaktadır.</text:p>
      <text:p text:style-name="P9"/>
      <text:p text:style-name="P9"><text:tab/>Sistem, şirket açısından personel atama, müşteriye bilet işlemi gerçekleştirme, uçak atama, yeni liman ekleme gibi işlemlerini yürütür. Müşteri açısından bilet alma, rezervasyon işlemlerini gerçekleştirme ve kargo gönderimi sırasında kargonun durumu hakkında bilgi sahibi olacaktır.</text:p>
      <text:p text:style-name="P9"/>
      <text:p text:style-name="P9"><text:tab/>Sistemin yetkili bir kişisi olacaktır. Sistem yöneticisi yetkili kişi olarak sisteme uçak ekleme, liman ekleme, bünyesindeki uçaklara sefer atama, seferlerine mürettebat ekleme gibi görevler yaparken sistemi kullanacak personeli ekler ve bunların yetkilerini düzenler.</text:p>
      <text:p text:style-name="P9"/>
      <text:p text:style-name="P9"><text:tab/>Sistemi kullanacak diğer şirket personeller, başta müşteri işlemlerini gerçekleştirmek üzere, uçak ve mürettebatın durumunu, kargo hakkında bilgileri sisteme girer.</text:p>
      <text:p text:style-name="P9"><text:tab/></text:p>
      <text:p text:style-name="P9"><text:tab/>Müşteri bilet ve kargo işlemlerini gerçekleştirebilir. Yolcu uçağı için bilet alabilir ya da rezervasyon yaptırabilir.Ayrıca check-in işlemlerini de sistemi kullanarak yapabilirler. Müşteriler öğrenci, çocuk ve sivil olmak üzere üç kategoride degerlendirilir. Çocuklar (2-11 yaş)</text:p>
      <text:p text:style-name="P9">%25 indirimli, Yetişkinler (12-+) normal tarife, Öğrenciler(13-24) %10 indirimli giderler. Ayrıca gidiş-dönüş bilet almak mümkündür. Ayrıca buisness, first class ve ekonomi sınıfı bilet alabilecektir.</text:p>
      <text:p text:style-name="P9"/>
      <text:p text:style-name="P9"/>
      <text:p text:style-name="P9"/>
      <text:p text:style-name="P9"/>
      <text:p text:style-name="P9"/>
      <text:p text:style-name="P9"/>
      <text:p text:style-name="P9"/>
      <text:p text:style-name="P9"/>
      <text:p text:style-name="P9"><text:soft-page-break/></text:p>
      <text:p text:style-name="P9"/>
      <text:p text:style-name="P7"/>
      <text:p text:style-name="P7">ACTOR-GOAL</text:p>
      <table:table table:name="Table1" table:style-name="Table1">
        <table:table-column table:style-name="Table1.A"/>
        <table:table-column table:style-name="Table1.B"/>
        <table:table-row>
          <table:table-cell table:style-name="Table1.A1" office:value-type="string">
            <text:p text:style-name="P18">Sistem Yöneticisi</text:p>
          </table:table-cell>
          <table:table-cell table:style-name="Table1.B1" office:value-type="string">
            <text:list xml:id="list1671098254" text:style-name="L1">
              <text:list-item>
                <text:p text:style-name="P14">Pilotların bilgilerini girer ve günceller.</text:p>
              </text:list-item>
              <text:list-item>
                <text:p text:style-name="P14">Uçaklara sefer atar.</text:p>
              </text:list-item>
              <text:list-item>
                <text:p text:style-name="P14">Kabin memurlarının bilgilerini girer ve günceller.</text:p>
              </text:list-item>
              <text:list-item>
                <text:p text:style-name="P14">Şirkete personel ekler ve bilgilerini günceller.</text:p>
              </text:list-item>
              <text:list-item>
                <text:p text:style-name="P14">Sisteme yeni uçak bilgilerini ekler, günceller.</text:p>
              </text:list-item>
              <text:list-item>
                <text:p text:style-name="P14">Sefer oluşturur, günceller.</text:p>
              </text:list-item>
              <text:list-item>
                <text:p text:style-name="P14">Uçuş oluşturur. Ucret tarifelerini, uçuşun personel bilgisini sisteme girer ve günceller.</text:p>
              </text:list-item>
              <text:list-item>
                <text:p text:style-name="P14">Yolcu ve kargo uçaklarının yük için kapasitelerini girer.</text:p>
              </text:list-item>
              <text:list-item>
                <text:p text:style-name="P14">Seferlere mürettebat atar.</text:p>
              </text:list-item>
              <text:list-item>
                <text:p text:style-name="P14">Sistemdeki kişilerin sistemi kullanması için yetkilerini belirler.</text:p>
                <text:p text:style-name="P14"/>
              </text:list-item>
            </text:list>
          </table:table-cell>
        </table:table-row>
        <table:table-row table:style-name="Table1.2">
          <table:table-cell table:style-name="Table1.A2" office:value-type="string">
            <text:p text:style-name="P18">Pilot</text:p>
          </table:table-cell>
          <table:table-cell table:style-name="Table1.B2" office:value-type="string">
            <text:list xml:id="list1753144796" text:style-name="L2">
              <text:list-item>
                <text:p text:style-name="P15">Uçağın eksiğini, sorunlu ve sorunsuz oluşunu sisteme not düşer.</text:p>
              </text:list-item>
            </text:list>
          </table:table-cell>
        </table:table-row>
        <table:table-row table:style-name="Table1.3">
          <table:table-cell table:style-name="Table1.A2" office:value-type="string">
            <text:p text:style-name="P18">Hava Limanı Personeli</text:p>
          </table:table-cell>
          <table:table-cell table:style-name="Table1.B2" office:value-type="string">
            <text:list xml:id="list551678228" text:style-name="L3">
              <text:list-item>
                <text:p text:style-name="P16">Uçağın iniş-kalkışlarla ilgili durum bilgisini girer.</text:p>
              </text:list-item>
              <text:list-item>
                <text:p text:style-name="P16">Mürettebatın durumlarını sisteme girer.</text:p>
              </text:list-item>
            </text:list>
          </table:table-cell>
        </table:table-row>
        <table:table-row table:style-name="Table1.4">
          <table:table-cell table:style-name="Table1.A2" office:value-type="string">
            <text:p text:style-name="P18">Satış Personeli</text:p>
          </table:table-cell>
          <table:table-cell table:style-name="Table1.B2" office:value-type="string">
            <text:list xml:id="list769260497" text:style-name="L4">
              <text:list-item>
                <text:p text:style-name="P17">Müşteriye uygun sefer için sorgulama yapar.</text:p>
              </text:list-item>
              <text:list-item>
                <text:p text:style-name="P17">Müşteri için satış ve rezervasyon işlemlerini gerçekleştirir.</text:p>
                <text:p text:style-name="P17"/>
              </text:list-item>
            </text:list>
          </table:table-cell>
        </table:table-row>
        <table:table-row table:style-name="Table1.5">
          <table:table-cell table:style-name="Table1.A2" office:value-type="string">
            <text:p text:style-name="P18">Müşteri</text:p>
          </table:table-cell>
          <table:table-cell table:style-name="Table1.B2" office:value-type="string">
            <text:list xml:id="list991772930" text:continue-numbering="true" text:style-name="L4">
              <text:list-item>
                <text:p text:style-name="P19">Uygun bileti güzergahına göre satın alır ve rezervasyon yaptırır.</text:p>
              </text:list-item>
              <text:list-item>
                <text:p text:style-name="P19">Sistemde check-in olabilir.</text:p>
              </text:list-item>
              <text:list-item>
                <text:p text:style-name="P19">Gönderdiği kargoyu takip edebilir.</text:p>
              </text:list-item>
            </text:list>
          </table:table-cell>
        </table:table-row>
      </table:table>
      <text:p text:style-name="P10"/>
      <text:p text:style-name="P10"/>
      <text:p text:style-name="P10"><text:soft-page-break/></text:p>
      <text:p text:style-name="P7"/>
      <text:p text:style-name="P7"/>
      <text:p text:style-name="P2">İterasyon Planı</text:p>
      <text:p text:style-name="P1"><text:tab/></text:p>
      <text:p text:style-name="P1"><text:tab/>1. İterasyon (0-4 Hafta)</text:p>
      <text:p text:style-name="P3"><text:tab/>Personel, sisteme uçuş ekleyebilecektir. Müşteriler bileti, satış personelinden alabilecek veya rezervasyon gerçekleştirebilecek.Ayrıca check-in işlemini yapabileceği bir sistem oluşturulması.</text:p>
      <text:p text:style-name="P3"><text:tab/></text:p>
      <text:p text:style-name="P4"><text:span text:style-name="T3"><text:tab/></text:span><text:span text:style-name="T5">2. İterasyon (4-8 Hafta)</text:span></text:p>
      <text:p text:style-name="P4"><text:s text:c="12"/><text:span text:style-name="T2">Kargo işlemleri ile ilgili kargo gonderme, alma, kargoyu takip etme gibi sistemin oluşturulması.</text:span></text:p>
      <text:p text:style-name="P8"><text:span text:style-name="T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hmetcan </meta:initial-creator>
    <meta:creation-date>2012-02-26T15:22:52</meta:creation-date>
    <dc:date>2012-03-20T13:50:21</dc:date>
    <dc:creator>ahmetcan </dc:creator>
    <meta:editing-duration>PT02H59M26S</meta:editing-duration>
    <meta:editing-cycles>13</meta:editing-cycles>
    <meta:generator>OpenOffice.org/3.2$Unix OpenOffice.org_project/320m12$Build-9483</meta:generator>
    <meta:document-statistic meta:table-count="1" meta:image-count="1" meta:object-count="0" meta:page-count="4" meta:paragraph-count="51" meta:word-count="378" meta:character-count="2982"/>
  </office:meta>
</office:document-meta>
</file>